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29cm"/>
    </style:style>
    <style:style style:name="co3" style:family="table-column">
      <style:table-column-properties fo:break-before="auto" style:column-width="2.397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1.977cm"/>
    </style:style>
    <style:style style:name="co7" style:family="table-column">
      <style:table-column-properties fo:break-before="auto" style:column-width="3.173cm"/>
    </style:style>
    <style:style style:name="co8" style:family="table-column">
      <style:table-column-properties fo:break-before="auto" style:column-width="2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494cm"/>
    </style:style>
    <style:style style:name="co11" style:family="table-column">
      <style:table-column-properties fo:break-before="auto" style:column-width="3.433cm"/>
    </style:style>
    <style:style style:name="co12" style:family="table-column">
      <style:table-column-properties fo:break-before="auto" style:column-width="3.593cm"/>
    </style:style>
    <style:style style:name="co13" style:family="table-column">
      <style:table-column-properties fo:break-before="auto" style:column-width="2.526cm"/>
    </style:style>
    <style:style style:name="co14" style:family="table-column">
      <style:table-column-properties fo:break-before="auto" style:column-width="2.171cm"/>
    </style:style>
    <style:style style:name="co15" style:family="table-column">
      <style:table-column-properties fo:break-before="auto" style:column-width="1.71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2.365cm"/>
    </style:style>
    <style:style style:name="co18" style:family="table-column">
      <style:table-column-properties fo:break-before="auto" style:column-width="5.599cm"/>
    </style:style>
    <style:style style:name="co19" style:family="table-column">
      <style:table-column-properties fo:break-before="auto" style:column-width="2.138cm"/>
    </style:style>
    <style:style style:name="co20" style:family="table-column">
      <style:table-column-properties fo:break-before="auto" style:column-width="7.765cm"/>
    </style:style>
    <style:style style:name="co21" style:family="table-column">
      <style:table-column-properties fo:break-before="auto" style:column-width="1.88cm"/>
    </style:style>
    <style:style style:name="co22" style:family="table-column">
      <style:table-column-properties fo:break-before="auto" style:column-width="1.912cm"/>
    </style:style>
    <style:style style:name="co23" style:family="table-column">
      <style:table-column-properties fo:break-before="auto" style:column-width="5.696cm"/>
    </style:style>
    <style:style style:name="co24" style:family="table-column">
      <style:table-column-properties fo:break-before="auto" style:column-width="5.987cm"/>
    </style:style>
    <style:style style:name="co25" style:family="table-column">
      <style:table-column-properties fo:break-before="auto" style:column-width="5.211cm"/>
    </style:style>
    <style:style style:name="co26" style:family="table-column">
      <style:table-column-properties fo:break-before="auto" style:column-width="0.91cm"/>
    </style:style>
    <style:style style:name="co27" style:family="table-column">
      <style:table-column-properties fo:break-before="auto" style:column-width="2.817cm"/>
    </style:style>
    <style:style style:name="co28" style:family="table-column">
      <style:table-column-properties fo:break-before="auto" style:column-width="2.559cm"/>
    </style:style>
    <style:style style:name="co29" style:family="table-column">
      <style:table-column-properties fo:break-before="auto" style:column-width="7.796cm"/>
    </style:style>
    <style:style style:name="co30" style:family="table-column">
      <style:table-column-properties fo:break-before="auto" style:column-width="4.951cm"/>
    </style:style>
    <style:style style:name="co31" style:family="table-column">
      <style:table-column-properties fo:break-before="auto" style:column-width="4.078cm"/>
    </style:style>
    <style:style style:name="co32" style:family="table-column">
      <style:table-column-properties fo:break-before="auto" style:column-width="4.789cm"/>
    </style:style>
    <style:style style:name="co33" style:family="table-column">
      <style:table-column-properties fo:break-before="auto" style:column-width="1.298cm"/>
    </style:style>
    <style:style style:name="co34" style:family="table-column">
      <style:table-column-properties fo:break-before="auto" style:column-width="6.341cm"/>
    </style:style>
    <style:style style:name="co35" style:family="table-column">
      <style:table-column-properties fo:break-before="auto" style:column-width="3.239cm"/>
    </style:style>
    <style:style style:name="co36" style:family="table-column">
      <style:table-column-properties fo:break-before="auto" style:column-width="1.524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ctivity_dat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tart-planned</text:p>
          </table:table-cell>
          <table:table-cell office:value-type="string">
            <text:p>start-actual</text:p>
          </table:table-cell>
          <table:table-cell office:value-type="string">
            <text:p>end-planned</text:p>
          </table:table-cell>
          <table:table-cell office:value-type="string">
            <text:p>end-actual</text:p>
          </table:table-cell>
        </table:table-row>
        <table:table-row table:style-name="ro1">
          <table:table-cell office:value-type="string">
            <text:p>Activities with</text:p>
          </table:table-cell>
          <table:table-cell table:number-columns-repeated="4" office:value-type="float" office:value="2607">
            <text:p>260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Year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table:number-columns-repeated="3"/>
          <table:table-cell office:value-type="float" office:value="2223">
            <text:p>222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table:number-columns-repeated="2" office:value-type="float" office:value="92">
            <text:p>92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21">
            <text:p>221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11">
            <text:p>211</text:p>
          </table:table-cell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39">
            <text:p>339</text:p>
          </table:table-cell>
          <table:table-cell office:value-type="float" office:value="322">
            <text:p>322</text:p>
          </table:table-cell>
          <table:table-cell table:number-columns-repeated="2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477">
            <text:p>477</text:p>
          </table:table-cell>
          <table:table-cell office:value-type="float" office:value="497">
            <text:p>497</text:p>
          </table:table-cell>
          <table:table-cell table:number-columns-repeated="2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88">
            <text:p>588</text:p>
          </table:table-cell>
          <table:table-cell office:value-type="float" office:value="590">
            <text:p>590</text:p>
          </table:table-cell>
          <table:table-cell table:number-columns-repeated="2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98">
            <text:p>598</text:p>
          </table:table-cell>
          <table:table-cell office:value-type="float" office:value="612">
            <text:p>612</text:p>
          </table:table-cell>
          <table:table-cell office:value-type="float" office:value="1058">
            <text:p>1058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table:number-columns-repeated="2"/>
          <table:table-cell office:value-type="float" office:value="709">
            <text:p>709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table:number-columns-repeated="2"/>
          <table:table-cell office:value-type="float" office:value="412">
            <text:p>412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table:number-columns-repeated="2"/>
          <table:table-cell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table:number-columns-repeated="2"/>
          <table:table-cell office:value-type="float" office:value="136">
            <text:p>136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table:number-columns-repeated="2"/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table:number-columns-repeated="2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table table:name="basic_stat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Country/Region</text:p>
          </table:table-cell>
          <table:table-cell office:value-type="string">
            <text:p>Size (KB)</text:p>
          </table:table-cell>
          <table:table-cell office:value-type="string">
            <text:p>Activity Count</text:p>
          </table:table-cell>
          <table:table-cell office:value-type="string">
            <text:p>Date last-generated</text:p>
          </table:table-cell>
          <table:table-cell office:value-type="string">
            <text:p>Date last-updated</text:p>
          </table:table-cell>
        </table:table-row>
        <table:table-row table:style-name="ro1">
          <table:table-cell office:value-type="string">
            <text:p>hippogallery:asset</text:p>
          </table:table-cell>
          <table:table-cell/>
          <table:table-cell office:value-type="float" office:value="13597">
            <text:p>13597</text:p>
          </table:table-cell>
          <table:table-cell office:value-type="float" office:value="2607">
            <text:p>2607</text:p>
          </table:table-cell>
          <table:table-cell table:style-name="ce1" office:value-type="string">
            <text:p>2012-01-04T10:45:00</text:p>
          </table:table-cell>
          <table:table-cell table:style-name="ce1" office:value-type="string">
            <text:p>2012-01-04 10:41:12</text:p>
          </table:table-cell>
        </table:table-row>
      </table:table>
      <table:table table:name="budgets" table:style-name="ta1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</table:table-row>
        <table:table-row table:style-name="ro1">
          <table:table-cell office:value-type="string">
            <text:p>All budgets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Budget Typ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Currenci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</table:table-row>
      </table:table>
      <table:table table:name="document" table:style-name="ta1" table:print="false">
        <table:table-column table:style-name="co13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/>
        </table:table-row>
        <table:table-row table:style-name="ro1">
          <table:table-cell office:value-type="string">
            <text:p>document-link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Categories: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ierarchy 1</text:p>
          </table:table-cell>
          <table:table-cell/>
        </table:table-row>
        <table:table-row table:style-name="ro1">
          <table:table-cell office:value-type="string">
            <text:p>Category</text:p>
          </table:table-cell>
          <table:table-cell office:value-type="string">
            <text:p>Look up value</text:p>
          </table:table-cell>
          <table:table-cell office:value-type="string">
            <text:p>Count</text:p>
          </table:table-cell>
          <table:table-cell office:value-type="string">
            <text:p>No. Activities</text:p>
          </table:table-cell>
        </table:table-row>
      </table:table>
      <table:table table:name="elements" table:style-name="ta1" table:print="false">
        <table:table-column table:style-name="co18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0</text:p>
          </table:table-cell>
          <table:table-cell table:number-columns-repeated="2"/>
          <table:table-cell office:value-type="string">
            <text:p>Hierarchy 1</text:p>
          </table:table-cell>
          <table:table-cell table:number-columns-repeated="2"/>
          <table:table-cell office:value-type="string">
            <text:p>Hierarchy 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</table:table-row>
        <table:table-row table:style-name="ro1">
          <table:table-cell office:value-type="string">
            <text:p>reporting-org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other-identifie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activity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10428">
            <text:p>10428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contact-info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articipating-org</text:p>
          </table:table-cell>
          <table:table-cell table:number-columns-repeated="3" office:value-type="float" office:value="0">
            <text:p>0</text:p>
          </table:table-cell>
          <table:table-cell office:value-type="float" office:value="7821">
            <text:p>7821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tied-status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low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aid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default-finance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country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01">
            <text:p>1801</text:p>
          </table:table-cell>
          <table:table-cell office:value-type="float" office:value="69.1">
            <text:p>69.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recipient-region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06">
            <text:p>806</text:p>
          </table:table-cell>
          <table:table-cell office:value-type="float" office:value="30.9">
            <text:p>30.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loc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location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administrativ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coordinate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ocation/gazetteer-entr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budge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lanned-disbursement/valu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activity-websit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llaboration-type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policy-marker</text:p>
          </table:table-cell>
          <table:table-cell table:number-columns-repeated="3" office:value-type="float" office:value="0">
            <text:p>0</text:p>
          </table:table-cell>
          <table:table-cell office:value-type="float" office:value="18249">
            <text:p>18249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</text:p>
          </table:table-cell>
          <table:table-cell table:number-columns-repeated="3" office:value-type="float" office:value="0">
            <text:p>0</text:p>
          </table:table-cell>
          <table:table-cell office:value-type="float" office:value="21275">
            <text:p>21275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value</text:p>
          </table:table-cell>
          <table:table-cell table:number-columns-repeated="3" office:value-type="float" office:value="0">
            <text:p>0</text:p>
          </table:table-cell>
          <table:table-cell office:value-type="float" office:value="21275">
            <text:p>21275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descrip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type</text:p>
          </table:table-cell>
          <table:table-cell table:number-columns-repeated="3" office:value-type="float" office:value="0">
            <text:p>0</text:p>
          </table:table-cell>
          <table:table-cell office:value-type="float" office:value="21275">
            <text:p>21275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provider-org</text:p>
          </table:table-cell>
          <table:table-cell table:number-columns-repeated="3" office:value-type="float" office:value="0">
            <text:p>0</text:p>
          </table:table-cell>
          <table:table-cell office:value-type="float" office:value="21275">
            <text:p>21275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receiver-org</text:p>
          </table:table-cell>
          <table:table-cell table:number-columns-repeated="3" office:value-type="float" office:value="0">
            <text:p>0</text:p>
          </table:table-cell>
          <table:table-cell office:value-type="float" office:value="21275">
            <text:p>21275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transaction-date</text:p>
          </table:table-cell>
          <table:table-cell table:number-columns-repeated="3" office:value-type="float" office:value="0">
            <text:p>0</text:p>
          </table:table-cell>
          <table:table-cell office:value-type="float" office:value="21275">
            <text:p>21275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transaction/flow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aid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finance-typ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tied-statu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transaction/disbursement-channe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provid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ceiver-org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document-link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lated-activity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legacy-data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ditions/condi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baseli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star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period-end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target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result/indicator/period/actua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organisation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person-nam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telephone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email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string">
            <text:p>contact-info/mailing-address</text:p>
          </table:table-cell>
          <table:table-cell table:number-columns-repeated="9" office:value-type="float" office:value="0">
            <text:p>0</text:p>
          </table:table-cell>
        </table:table-row>
      </table:table>
      <table:table table:name="geography_new" table:style-name="ta1" table:print="false"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1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No. Activities</text:p>
          </table:table-cell>
          <table:table-cell office:value-type="float" office:value="2607">
            <text:p>2607</text:p>
          </table:table-cell>
          <table:table-cell table:number-columns-repeated="4"/>
        </table:table-row>
        <table:table-row table:style-name="ro1">
          <table:table-cell office:value-type="string">
            <text:p>No. Activities with both region and countr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No. Activities with at least one region or country</text:p>
          </table:table-cell>
          <table:table-cell office:value-type="float" office:value="2607">
            <text:p>2607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Region Only</text:p>
          </table:table-cell>
          <table:table-cell office:value-type="string">
            <text:p>&gt;1 region</text:p>
          </table:table-cell>
          <table:table-cell office:value-type="string">
            <text:p>Fail 100%</text:p>
          </table:table-cell>
          <table:table-cell office:value-type="string">
            <text:p>Country Only</text:p>
          </table:table-cell>
          <table:table-cell office:value-type="string">
            <text:p>&gt;1country</text:p>
          </table:table-cell>
          <table:table-cell office:value-type="string">
            <text:p>Fail 100%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/>
          <table:table-cell office:value-type="float" office:value="0">
            <text:p>0</text:p>
          </table:table-cell>
          <table:table-cell office:value-type="float" office:value="1801">
            <text:p>1801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participating_org" table:style-name="ta1" table:print="false"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>
          <table:table-cell office:value-type="string">
            <text:p>No. Activities</text:p>
          </table:table-cell>
          <table:table-cell office:value-type="string">
            <text:p>No. participating-org elements</text:p>
          </table:table-cell>
          <table:table-cell office:value-type="string">
            <text:p>No. Activities with a participating-org</text:p>
          </table:table-cell>
          <table:table-cell office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2607">
            <text:p>2607</text:p>
          </table:table-cell>
          <table:table-cell office:value-type="float" office:value="7821">
            <text:p>7821</text:p>
          </table:table-cell>
          <table:table-cell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ttribute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alue</text:p>
          </table:table-cell>
          <table:table-cell office:value-type="string">
            <text:p>Count</text:p>
          </table:table-cell>
          <table:table-cell office:value-type="string">
            <text:p>Activities with at least one</text:p>
          </table:table-cell>
          <table:table-cell table:number-columns-repeated="2"/>
        </table:table-row>
        <table:table-row table:style-name="ro1">
          <table:table-cell office:value-type="string">
            <text:p>role</text:p>
          </table:table-cell>
          <table:table-cell office:value-type="string">
            <text:p>Funding</text:p>
          </table:table-cell>
          <table:table-cell table:number-columns-repeated="2" office:value-type="float" office:value="2607">
            <text:p>26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xtending</text:p>
          </table:table-cell>
          <table:table-cell table:number-columns-repeated="2" office:value-type="float" office:value="2607">
            <text:p>26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mplementing</text:p>
          </table:table-cell>
          <table:table-cell table:number-columns-repeated="2" office:value-type="float" office:value="2607">
            <text:p>2607</text:p>
          </table:table-cell>
          <table:table-cell table:number-columns-repeated="2"/>
        </table:table-row>
        <table:table-row table:style-name="ro1">
          <table:table-cell office:value-type="string">
            <text:p>type</text:p>
          </table:table-cell>
          <table:table-cell office:value-type="string">
            <text:p>Government</text:p>
          </table:table-cell>
          <table:table-cell office:value-type="float" office:value="5214">
            <text:p>5214</text:p>
          </table:table-cell>
          <table:table-cell office:value-type="float" office:value="2607">
            <text:p>26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veloping Country Based NGO</text:p>
          </table:table-cell>
          <table:table-cell table:number-columns-repeated="2" office:value-type="float" office:value="497">
            <text:p>49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C SECTOR INSTITUTONS</text:p>
          </table:table-cell>
          <table:table-cell table:number-columns-repeated="2" office:value-type="float" office:value="532">
            <text:p>53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University</text:p>
          </table:table-cell>
          <table:table-cell office:value-type="string">
            <text:p><text:s/>college or other teaching institution</text:p>
          </table:table-cell>
          <table:table-cell office:value-type="string">
            <text:p><text:s/>reaserch institute or think-tank</text:p>
          </table:table-cell>
          <table:table-cell table:number-columns-repeated="2" office:value-type="float" office:value="158">
            <text:p>158</text:p>
          </table:table-cell>
        </table:table-row>
        <table:table-row table:style-name="ro1">
          <table:table-cell/>
          <table:table-cell office:value-type="string">
            <text:p>United Nations Agency</text:p>
          </table:table-cell>
          <table:table-cell office:value-type="string">
            <text:p><text:s/>Fund or Commision (UN)</text:p>
          </table:table-cell>
          <table:table-cell table:number-columns-repeated="2" office:value-type="float" office:value="264">
            <text:p>264</text:p>
          </table:table-cell>
          <table:table-cell/>
        </table:table-row>
        <table:table-row table:style-name="ro1">
          <table:table-cell/>
          <table:table-cell office:value-type="string">
            <text:p>Other Multilateral Institutions</text:p>
          </table:table-cell>
          <table:table-cell table:number-columns-repeated="2" office:value-type="float" office:value="85">
            <text:p>8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gional Development Banks (RDB)</text:p>
          </table:table-cell>
          <table:table-cell table:number-columns-repeated="2" office:value-type="float" office:value="28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rld Bank Group (WB)</text:p>
          </table:table-cell>
          <table:table-cell table:number-columns-repeated="2" office:value-type="float" office:value="83">
            <text:p>8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onor Country Based NGO</text:p>
          </table:table-cell>
          <table:table-cell table:number-columns-repeated="2" office:value-type="float" office:value="407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national NGO</text:p>
          </table:table-cell>
          <table:table-cell table:number-columns-repeated="2" office:value-type="float" office:value="270">
            <text:p>27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twork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ther</text:p>
          </table:table-cell>
          <table:table-cell table:number-columns-repeated="2" office:value-type="float" office:value="221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ublic-Private Partnership (PPP)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uropean Union Institution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THER 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ternational Monetary Fund (IMF)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orld Trade Organisation (WTO)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f</text:p>
          </table:table-cell>
          <table:table-cell office:value-type="string">
            <text:p>NL</text:p>
          </table:table-cell>
          <table:table-cell table:number-columns-repeated="2" office:value-type="float" office:value="2607">
            <text:p>260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L-1</text:p>
          </table:table-cell>
          <table:table-cell table:number-columns-repeated="2" office:value-type="float" office:value="2607">
            <text:p>26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00">
            <text:p>23000</text:p>
          </table:table-cell>
          <table:table-cell table:number-columns-repeated="2" office:value-type="float" office:value="497">
            <text:p>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00">
            <text:p>11000</text:p>
          </table:table-cell>
          <table:table-cell table:number-columns-repeated="2" office:value-type="float" office:value="245">
            <text:p>2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00">
            <text:p>12000</text:p>
          </table:table-cell>
          <table:table-cell table:number-columns-repeated="2" office:value-type="float" office:value="228">
            <text:p>2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000">
            <text:p>51000</text:p>
          </table:table-cell>
          <table:table-cell table:number-columns-repeated="2" office:value-type="float" office:value="158">
            <text:p>1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000">
            <text:p>4100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66">
            <text:p>47066</text:p>
          </table:table-cell>
          <table:table-cell table:number-columns-repeated="2"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04">
            <text:p>46004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01">
            <text:p>44001</text:p>
          </table:table-cell>
          <table:table-cell table:number-columns-repeated="2" office:value-type="float" office:value="66">
            <text:p>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14">
            <text:p>41114</text:p>
          </table:table-cell>
          <table:table-cell table:number-columns-repeated="2" office:value-type="float" office:value="92">
            <text:p>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00">
            <text:p>22000</text:p>
          </table:table-cell>
          <table:table-cell table:number-columns-repeated="2" office:value-type="float" office:value="407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00">
            <text:p>21000</text:p>
          </table:table-cell>
          <table:table-cell table:number-columns-repeated="2" office:value-type="float" office:value="185">
            <text:p>1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19">
            <text:p>41119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04">
            <text:p>3100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00">
            <text:p>13000</text:p>
          </table:table-cell>
          <table:table-cell table:number-columns-repeated="2" office:value-type="float" office:value="57">
            <text:p>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000">
            <text:p>52000</text:p>
          </table:table-cell>
          <table:table-cell table:number-columns-repeated="2" office:value-type="float" office:value="221">
            <text:p>2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45">
            <text:p>47045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49">
            <text:p>21049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22">
            <text:p>41122</text:p>
          </table:table-cell>
          <table:table-cell table:number-columns-repeated="2"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307">
            <text:p>41307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43">
            <text:p>21043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01">
            <text:p>4110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16">
            <text:p>41116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302">
            <text:p>4130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00">
            <text:p>47000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">
            <text:p>3200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00">
            <text:p>31000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21">
            <text:p>41121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33">
            <text:p>21033</text:p>
          </table:table-cell>
          <table:table-cell table:number-columns-repeated="2" office:value-type="float" office:value="16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11">
            <text:p>30011</text:p>
          </table:table-cell>
          <table:table-cell table:number-columns-repeated="2" office:value-type="float" office:value="15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01">
            <text:p>4200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03">
            <text:p>4110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06">
            <text:p>41106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34">
            <text:p>4113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16">
            <text:p>21016</text:p>
          </table:table-cell>
          <table:table-cell table:number-columns-repeated="2" office:value-type="float" office:value="18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17">
            <text:p>21017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69">
            <text:p>47069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313">
            <text:p>4131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304">
            <text:p>41304</text:p>
          </table:table-cell>
          <table:table-cell table:number-columns-repeated="2" office:value-type="float" office:value="11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53">
            <text:p>4705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42">
            <text:p>21042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00">
            <text:p>44000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81">
            <text:p>47081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305">
            <text:p>41305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79">
            <text:p>47079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08">
            <text:p>41108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05">
            <text:p>2100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29">
            <text:p>4702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43">
            <text:p>4704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30">
            <text:p>41130</text:p>
          </table:table-cell>
          <table:table-cell table:number-columns-repeated="2"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12">
            <text:p>41112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32">
            <text:p>21032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02">
            <text:p>46002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">
            <text:p>5000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301">
            <text:p>41301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03">
            <text:p>44003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56">
            <text:p>47056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05">
            <text:p>4710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38">
            <text:p>21038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40">
            <text:p>41140</text:p>
          </table:table-cell>
          <table:table-cell table:number-columns-repeated="2" office:value-type="float" office:value="9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24">
            <text:p>41124</text:p>
          </table:table-cell>
          <table:table-cell table:number-columns-repeated="2" office:value-type="float" office:value="13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315">
            <text:p>4131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45">
            <text:p>2104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28">
            <text:p>41128</text:p>
          </table:table-cell>
          <table:table-cell table:number-columns-repeated="2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58">
            <text:p>21058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01">
            <text:p>43001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06">
            <text:p>47106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04">
            <text:p>44004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53">
            <text:p>2105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26">
            <text:p>21026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58">
            <text:p>47058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00">
            <text:p>4600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1">
            <text:p>3000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03">
            <text:p>4200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57">
            <text:p>21057</text:p>
          </table:table-cell>
          <table:table-cell table:number-columns-repeated="2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51">
            <text:p>4705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15">
            <text:p>4701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75">
            <text:p>4707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22">
            <text:p>4712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11">
            <text:p>21011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73">
            <text:p>4707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15">
            <text:p>4601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10">
            <text:p>4111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102">
            <text:p>4710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5">
            <text:p>3000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13">
            <text:p>2101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9">
            <text:p>3000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83">
            <text:p>4708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4">
            <text:p>30004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27">
            <text:p>41127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77">
            <text:p>4707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19">
            <text:p>46019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59">
            <text:p>47059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">
            <text:p>1000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35">
            <text:p>4703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44">
            <text:p>4704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23">
            <text:p>4112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00">
            <text:p>4200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6">
            <text:p>30006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04">
            <text:p>2100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93">
            <text:p>47093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07">
            <text:p>4400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20">
            <text:p>21020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12">
            <text:p>46012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46">
            <text:p>21046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05">
            <text:p>4700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78">
            <text:p>47078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23">
            <text:p>21023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21">
            <text:p>2102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31">
            <text:p>2103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37">
            <text:p>2103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01">
            <text:p>3100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10">
            <text:p>2101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89">
            <text:p>47089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1">
            <text:p>4500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18">
            <text:p>47018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120">
            <text:p>4112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</table:table>
      <table:table table:name="sector" table:style-name="ta1" table:print="false">
        <table:table-column table:style-name="co27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Element</text:p>
          </table:table-cell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lement Count</text:p>
          </table:table-cell>
          <table:table-cell office:value-type="string">
            <text:p>Activity Count</text:p>
          </table:table-cell>
          <table:table-cell office:value-type="string">
            <text:p>% Activities</text:p>
          </table:table-cell>
          <table:table-cell office:value-type="string">
            <text:p>&gt;1 vocabulary</text:p>
          </table:table-cell>
          <table:table-cell office:value-type="string">
            <text:p>Activities with more than one of the same vocab</text:p>
          </table:table-cell>
        </table:table-row>
        <table:table-row table:style-name="ro1">
          <table:table-cell office:value-type="string">
            <text:p>sector</text:p>
          </table:table-cell>
          <table:table-cell table:number-columns-repeated="2" office:value-type="float" office:value="2607">
            <text:p>260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ocabularies used</text:p>
          </table:table-cell>
          <table:table-cell table:number-columns-repeated="5"/>
        </table:table-row>
        <table:table-row table:style-name="ro1">
          <table:table-cell office:value-type="string">
            <text:p>Hierarchy 1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Failing Activities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4"/>
        </table:table-row>
        <table:table-row table:style-name="ro1">
          <table:table-cell office:value-type="string">
            <text:p>count</text:p>
          </table:table-cell>
          <table:table-cell office:value-type="float" office:value="0">
            <text:p>0</text:p>
          </table:table-cell>
          <table:table-cell table:number-columns-repeated="4"/>
        </table:table-row>
      </table:table>
      <table:table table:name="transactions" table:style-name="ta1" table:print="false">
        <table:table-column table:style-name="co30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lements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All transactions</text:p>
          </table:table-cell>
          <table:table-cell office:value-type="float" office:value="21275">
            <text:p>21275</text:p>
          </table:table-cell>
          <table:table-cell office:value-type="float" office:value="2607">
            <text:p>2607</text:p>
          </table:table-cell>
          <table:table-cell table:number-columns-repeated="5"/>
        </table:table-row>
        <table:table-row table:style-name="ro1">
          <table:table-cell office:value-type="string">
            <text:p>-ve transactions</text:p>
          </table:table-cell>
          <table:table-cell office:value-type="float" office:value="2118">
            <text:p>2118</text:p>
          </table:table-cell>
          <table:table-cell office:value-type="float" office:value="1000">
            <text:p>1000</text:p>
          </table:table-cell>
          <table:table-cell table:number-columns-repeated="5"/>
        </table:table-row>
        <table:table-row table:style-name="ro1">
          <table:table-cell office:value-type="string">
            <text:p>-ve transactions &lt; -1,000,000</text:p>
          </table:table-cell>
          <table:table-cell office:value-type="float" office:value="253">
            <text:p>253</text:p>
          </table:table-cell>
          <table:table-cell office:value-type="float" office:value="179">
            <text:p>179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ransaction Typ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C</text:p>
          </table:table-cell>
          <table:table-cell office:value-type="float" office:value="7595">
            <text:p>7595</text:p>
          </table:table-cell>
          <table:table-cell office:value-type="float" office:value="2607">
            <text:p>2607</text:p>
          </table:table-cell>
          <table:table-cell table:number-columns-repeated="5"/>
        </table:table-row>
        <table:table-row table:style-name="ro1">
          <table:table-cell office:value-type="string">
            <text:p>D</text:p>
          </table:table-cell>
          <table:table-cell office:value-type="float" office:value="13680">
            <text:p>13680</text:p>
          </table:table-cell>
          <table:table-cell office:value-type="float" office:value="2545">
            <text:p>254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i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Hierarchy 1</text:p>
          </table:table-cell>
          <table:table-cell table:number-columns-repeated="6"/>
        </table:table-row>
        <table:table-row table:style-name="ro1">
          <table:table-cell office:value-type="string">
            <text:p>Types</text:p>
          </table:table-cell>
          <table:table-cell office:value-type="string">
            <text:p>Count</text:p>
          </table:table-cell>
          <table:table-cell office:value-type="string">
            <text:p>Activities</text:p>
          </table:table-cell>
          <table:table-cell table:number-columns-repeated="5"/>
        </table:table-row>
        <table:table-row table:style-name="ro1">
          <table:table-cell office:value-type="string">
            <text:p>EUR</text:p>
          </table:table-cell>
          <table:table-cell office:value-type="float" office:value="21275">
            <text:p>21275</text:p>
          </table:table-cell>
          <table:table-cell office:value-type="float" office:value="2607">
            <text:p>260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Currency (EUR)</text:p>
          </table:table-cell>
          <table:table-cell table:number-columns-repeated="7"/>
        </table:table-row>
        <table:table-row table:style-name="ro1">
          <table:table-cell office:value-type="string">
            <text:p>Hierarchy 1</text:p>
          </table:table-cell>
          <table:table-cell table:number-columns-repeated="7"/>
        </table:table-row>
        <table:table-row table:style-name="ro1">
          <table:table-cell office:value-type="string">
            <text:p>Year</text:p>
          </table:table-cell>
          <table:table-cell office:value-type="string">
            <text:p>Commitment</text:p>
          </table:table-cell>
          <table:table-cell office:value-type="string">
            <text:p>Additional Commitments</text:p>
          </table:table-cell>
          <table:table-cell office:value-type="string">
            <text:p>Disbursements+Expenditure</text:p>
          </table:table-cell>
          <table:table-cell office:value-type="string">
            <text:p>Loans</text:p>
          </table:table-cell>
          <table:table-cell office:value-type="string">
            <text:p>Commitment Outstanding (B+C-(D-E))</text:p>
          </table:table-cell>
          <table:table-cell office:value-type="string">
            <text:p>Additional Dis+Exp</text:p>
          </table:table-cell>
          <table:table-cell office:value-type="string">
            <text:p>Interest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802983">
            <text:p>3802983</text:p>
          </table:table-cell>
          <table:table-cell office:value-type="float" office:value="-23131">
            <text:p>-23131</text:p>
          </table:table-cell>
          <table:table-cell office:value-type="float" office:value="3739851">
            <text:p>3739851</text:p>
          </table:table-cell>
          <table:table-cell office:value-type="float" office:value="0">
            <text:p>0</text:p>
          </table:table-cell>
          <table:table-cell office:value-type="float" office:value="40001">
            <text:p>400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45952141">
            <text:p>45952141</text:p>
          </table:table-cell>
          <table:table-cell office:value-type="float" office:value="-4879353">
            <text:p>-4879353</text:p>
          </table:table-cell>
          <table:table-cell office:value-type="float" office:value="41072785">
            <text:p>4107278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363207348">
            <text:p>1363207348</text:p>
          </table:table-cell>
          <table:table-cell office:value-type="float" office:value="1323030676">
            <text:p>1323030676</text:p>
          </table:table-cell>
          <table:table-cell office:value-type="float" office:value="2598626664">
            <text:p>2598626664</text:p>
          </table:table-cell>
          <table:table-cell office:value-type="float" office:value="0">
            <text:p>0</text:p>
          </table:table-cell>
          <table:table-cell office:value-type="float" office:value="87611360">
            <text:p>8761136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258637912">
            <text:p>258637912</text:p>
          </table:table-cell>
          <table:table-cell office:value-type="float" office:value="127354390">
            <text:p>127354390</text:p>
          </table:table-cell>
          <table:table-cell office:value-type="float" office:value="371321962">
            <text:p>371321962</text:p>
          </table:table-cell>
          <table:table-cell office:value-type="float" office:value="0">
            <text:p>0</text:p>
          </table:table-cell>
          <table:table-cell office:value-type="float" office:value="14670340">
            <text:p>1467034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24897862">
            <text:p>324897862</text:p>
          </table:table-cell>
          <table:table-cell office:value-type="float" office:value="2486320">
            <text:p>2486320</text:p>
          </table:table-cell>
          <table:table-cell office:value-type="float" office:value="317037231">
            <text:p>317037231</text:p>
          </table:table-cell>
          <table:table-cell office:value-type="float" office:value="0">
            <text:p>0</text:p>
          </table:table-cell>
          <table:table-cell office:value-type="float" office:value="10346951">
            <text:p>1034695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601260307">
            <text:p>601260307</text:p>
          </table:table-cell>
          <table:table-cell office:value-type="float" office:value="268934049">
            <text:p>268934049</text:p>
          </table:table-cell>
          <table:table-cell office:value-type="float" office:value="730769184">
            <text:p>730769184</text:p>
          </table:table-cell>
          <table:table-cell office:value-type="float" office:value="0">
            <text:p>0</text:p>
          </table:table-cell>
          <table:table-cell office:value-type="float" office:value="139425172">
            <text:p>1394251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832832284">
            <text:p>5832832284</text:p>
          </table:table-cell>
          <table:table-cell office:value-type="float" office:value="28634241">
            <text:p>28634241</text:p>
          </table:table-cell>
          <table:table-cell office:value-type="float" office:value="4271220257">
            <text:p>4271220257</text:p>
          </table:table-cell>
          <table:table-cell office:value-type="float" office:value="0">
            <text:p>0</text:p>
          </table:table-cell>
          <table:table-cell office:value-type="float" office:value="1590246268">
            <text:p>15902462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582169075">
            <text:p>2582169075</text:p>
          </table:table-cell>
          <table:table-cell office:value-type="float" office:value="1001496926">
            <text:p>1001496926</text:p>
          </table:table-cell>
          <table:table-cell office:value-type="float" office:value="2136765389">
            <text:p>2136765389</text:p>
          </table:table-cell>
          <table:table-cell office:value-type="float" office:value="0">
            <text:p>0</text:p>
          </table:table-cell>
          <table:table-cell office:value-type="float" office:value="1446900612">
            <text:p>144690061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2699850503">
            <text:p>2699850503</text:p>
          </table:table-cell>
          <table:table-cell office:value-type="float" office:value="1034778996">
            <text:p>1034778996</text:p>
          </table:table-cell>
          <table:table-cell office:value-type="float" office:value="2810866118">
            <text:p>2810866118</text:p>
          </table:table-cell>
          <table:table-cell office:value-type="float" office:value="0">
            <text:p>0</text:p>
          </table:table-cell>
          <table:table-cell office:value-type="float" office:value="923763381">
            <text:p>9237633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928636135">
            <text:p>1928636135</text:p>
          </table:table-cell>
          <table:table-cell office:value-type="float" office:value="443803590">
            <text:p>443803590</text:p>
          </table:table-cell>
          <table:table-cell office:value-type="float" office:value="1168134824">
            <text:p>1168134824</text:p>
          </table:table-cell>
          <table:table-cell office:value-type="float" office:value="0">
            <text:p>0</text:p>
          </table:table-cell>
          <table:table-cell office:value-type="float" office:value="1204304901">
            <text:p>12043049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461719630">
            <text:p>3461719630</text:p>
          </table:table-cell>
          <table:table-cell office:value-type="float" office:value="-84772018">
            <text:p>-84772018</text:p>
          </table:table-cell>
          <table:table-cell office:value-type="float" office:value="1274092779">
            <text:p>1274092779</text:p>
          </table:table-cell>
          <table:table-cell office:value-type="float" office:value="0">
            <text:p>0</text:p>
          </table:table-cell>
          <table:table-cell office:value-type="float" office:value="2102854833">
            <text:p>21028548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639239250">
            <text:p>1639239250</text:p>
          </table:table-cell>
          <table:table-cell office:value-type="float" office:value="199334238">
            <text:p>199334238</text:p>
          </table:table-cell>
          <table:table-cell office:value-type="float" office:value="585007976">
            <text:p>585007976</text:p>
          </table:table-cell>
          <table:table-cell office:value-type="float" office:value="0">
            <text:p>0</text:p>
          </table:table-cell>
          <table:table-cell office:value-type="float" office:value="1253565512">
            <text:p>1253565512</text:p>
          </table:table-cell>
          <table:table-cell table:number-columns-repeated="2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1">11/04/2012</text:date>, <text:time>15:43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</meta:initial-creator>
    <meta:creation-date>2012-04-11T15:26:09</meta:creation-date>
    <dc:date>2012-04-11T15:43:05</dc:date>
    <dc:creator>david </dc:creator>
    <meta:editing-duration>PT00H01M40S</meta:editing-duration>
    <meta:editing-cycles>2</meta:editing-cycles>
    <meta:generator>OpenOffice.org/3.2$Unix OpenOffice.org_project/320m12$Build-9483</meta:generator>
    <meta:document-statistic meta:table-count="10" meta:cell-count="1360" meta:object-count="0"/>
  </office:meta>
</office:document-meta>
</file>